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aleway" svg:font-family="Raleway"/>
    <style:font-face style:name="Raleway ExtraBold" svg:font-family="'Raleway ExtraBold'"/>
    <style:font-face style:name="Raleway Light" svg:font-family="'Raleway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solid" draw:fill-color="#ffb600"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TWO_5f_COLUMNS-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TWO_5f_COLUMNS-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0"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solid" draw:fill-color="#ffffff"/>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58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3pt" style:font-size-asian="14pt" style:font-size-complex="14pt"/>
    </style:style>
    <style:style style:name="P8" style:family="paragraph">
      <loext:graphic-properties draw:fill="solid" draw:fill-color="#ffb600"/>
      <style:paragraph-properties fo:text-align="start" style:font-independent-line-spacing="true"/>
      <style:text-properties fo:font-size="14pt"/>
    </style:style>
    <style:style style:name="P9" style:family="paragraph">
      <style:paragraph-properties fo:margin-left="0cm" fo:margin-right="0cm" fo:margin-top="0.212cm" fo:margin-bottom="0cm" fo:line-height="150%" fo:text-align="start" fo:text-indent="0cm" style:writing-mode="lr-tb"/>
    </style:style>
    <style:style style:name="P10" style:family="paragraph">
      <style:paragraph-properties fo:margin-left="0cm" fo:margin-right="0cm" fo:margin-top="0cm" fo:margin-bottom="0cm" fo:line-height="150%" fo:text-align="start" fo:text-indent="0cm" style:writing-mode="lr-tb"/>
    </style:style>
    <style:style style:name="P11" style:family="paragraph">
      <style:paragraph-properties fo:margin-left="0cm" fo:margin-right="0cm" fo:margin-top="0.212cm" fo:margin-bottom="0cm" fo:line-height="15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1.27cm" fo:margin-right="0cm" fo:margin-top="0.212cm" fo:margin-bottom="0cm" fo:line-height="15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aleway ExtraBold" fo:font-size="60pt" fo:letter-spacing="normal" fo:font-style="normal" style:text-underline-style="none" fo:font-weight="normal" style:font-name-asian="Raleway ExtraBold" style:font-size-asian="60pt" style:font-style-asian="normal" style:font-weight-asian="normal" style:font-name-complex="Raleway ExtraBold" style:font-size-complex="60pt" style:font-style-complex="normal" style:font-weight-complex="normal"/>
    </style:style>
    <style:style style:name="T2" style:family="text">
      <style:text-properties fo:font-variant="normal" fo:text-transform="none" fo:color="#434343" style:text-line-through-style="none" style:text-line-through-type="none" style:text-position="0% 100%" style:font-name="Raleway ExtraBold" fo:font-size="60pt" fo:letter-spacing="normal" fo:font-style="normal" style:text-underline-style="none" fo:font-weight="normal" style:font-name-asian="Raleway ExtraBold" style:font-size-asian="60pt" style:font-style-asian="normal" style:font-weight-asian="normal" style:font-name-complex="Raleway ExtraBold" style:font-size-complex="60pt" style:font-style-complex="normal" style:font-weight-complex="normal"/>
    </style:style>
    <style:style style:name="T3" style:family="text">
      <style:text-properties fo:font-variant="normal" fo:text-transform="none" fo:color="#434343" style:text-line-through-style="none" style:text-line-through-type="none" style:text-position="0% 100%" style:font-name="Raleway ExtraBold" fo:font-size="36pt" fo:letter-spacing="normal" fo:font-style="normal" style:text-underline-style="none" fo:font-weight="normal" style:font-name-asian="Raleway ExtraBold" style:font-size-asian="36pt" style:font-style-asian="normal" style:font-weight-asian="normal" style:font-name-complex="Raleway ExtraBold" style:font-size-complex="36pt" style:font-style-complex="normal" style:font-weight-complex="normal"/>
    </style:style>
    <style:style style:name="T4" style:family="text">
      <style:text-properties fo:font-variant="normal" fo:text-transform="none" fo:color="#ffb600" style:text-line-through-style="none" style:text-line-through-type="none" style:text-position="0% 100%" style:font-name="Raleway ExtraBold" fo:font-size="13pt" fo:letter-spacing="normal" fo:font-style="normal" style:text-underline-style="none" fo:font-weight="normal" style:font-name-asian="Raleway ExtraBold" style:font-size-asian="13pt" style:font-style-asian="normal" style:font-weight-asian="normal" style:font-name-complex="Raleway ExtraBold" style:font-size-complex="13pt" style:font-style-complex="normal" style:font-weight-complex="normal"/>
    </style:style>
    <style:style style:name="T5" style:family="text">
      <style:text-properties fo:font-variant="normal" fo:text-transform="none" fo:color="#666666"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6" style:family="text">
      <style:text-properties fo:font-variant="normal" fo:text-transform="none" fo:color="#980000"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7" style:family="text">
      <style:text-properties fo:font-variant="normal" fo:text-transform="none" fo:color="#666666" style:text-line-through-style="none" style:text-line-through-type="none" style:text-position="0% 100%" style:font-name="Raleway Light" fo:font-size="18pt" fo:letter-spacing="normal" fo:font-style="normal" style:text-underline-style="none" fo:font-weight="normal" style:font-name-asian="Raleway Light" style:font-size-asian="18pt" style:font-style-asian="normal" style:font-weight-asian="normal" style:font-name-complex="Raleway Light" style:font-size-complex="18pt" style:font-style-complex="normal" style:font-weight-complex="normal"/>
    </style:style>
    <style:style style:name="T8" style:family="text">
      <style:text-properties fo:font-variant="normal" fo:text-transform="none" fo:color="#666666" style:text-line-through-style="none" style:text-line-through-type="none" style:text-position="0% 100%" style:font-name="Raleway" fo:font-size="18pt" fo:letter-spacing="normal" fo:font-style="normal" style:text-underline-style="solid" style:text-underline-width="auto" style:text-underline-color="font-color" fo:font-weight="bold" style:font-name-asian="Raleway" style:font-size-asian="18pt" style:font-style-asian="normal" style:font-weight-asian="bold" style:font-name-complex="Raleway" style:font-size-complex="18pt" style:font-style-complex="normal" style:font-weight-complex="bold"/>
    </style:style>
    <style:style style:name="T9" style:family="text">
      <style:text-properties fo:font-variant="normal" fo:text-transform="none" fo:color="#ff0000"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10" style:family="text">
      <style:text-properties fo:font-variant="normal" fo:text-transform="none" fo:color="#1155cc" style:text-line-through-style="none" style:text-line-through-type="none" style:text-position="0% 100%" style:font-name="Raleway Light" fo:font-size="18pt" fo:letter-spacing="normal" fo:font-style="normal" style:text-underline-style="solid" style:text-underline-width="auto" style:text-underline-color="font-color" fo:font-weight="normal" style:font-name-asian="Raleway Light" style:font-size-asian="18pt" style:font-style-asian="normal" style:font-weight-asian="normal" style:font-name-complex="Raleway Light" style:font-size-complex="18pt" style:font-style-complex="normal" style:font-weight-complex="normal"/>
    </style:style>
    <style:style style:name="T11" style:family="text">
      <style:text-properties fo:font-variant="normal" fo:text-transform="none" fo:color="#666666" style:text-line-through-style="none" style:text-line-through-type="none" style:text-position="0% 100%" style:font-name="Raleway Light" fo:font-size="20pt" fo:letter-spacing="normal" fo:font-style="normal" style:text-underline-style="none" fo:font-weight="normal" style:font-name-asian="Raleway Light" style:font-size-asian="20pt" style:font-style-asian="normal" style:font-weight-asian="normal" style:font-name-complex="Raleway Light" style:font-size-complex="20pt" style:font-style-complex="normal" style:font-weight-complex="normal"/>
    </style:style>
    <style:style style:name="T12" style:family="text">
      <style:text-properties fo:font-variant="normal" fo:text-transform="none" fo:color="#666666" style:text-line-through-style="none" style:text-line-through-type="none" style:text-position="0% 100%" style:font-name="Raleway" fo:font-size="20pt" fo:letter-spacing="normal" fo:font-style="normal" style:text-underline-style="none" fo:font-weight="bold" style:font-name-asian="Raleway" style:font-size-asian="20pt" style:font-style-asian="normal" style:font-weight-asian="bold" style:font-name-complex="Raleway" style:font-size-complex="20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aleway" fo:color="#ffb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Raleway Light" fo:color="#ffb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Raleway Light" fo:color="#ffb600" fo:font-size="100%"/>
      </text:list-level-style-bullet>
      <text:list-level-style-bullet text:level="2" text:bullet-char="○">
        <style:list-level-properties text:space-before="1.588cm" text:min-label-width="0.952cm"/>
        <style:text-properties style:font-name="Raleway Light" fo:color="#ffb6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ffb600" fo:font-size="100%"/>
      </text:list-level-style-number>
      <text:list-level-style-bullet text:level="2" text:bullet-char="○">
        <style:list-level-properties text:space-before="1.588cm" text:min-label-width="0.952cm"/>
        <style:text-properties style:font-name="Raleway Light" fo:color="#ffb6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83cm" text:min-label-width="0.987cm"/>
        <style:text-properties style:font-name="Raleway Light" fo:color="#ffb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83cm" text:min-label-width="0.987cm"/>
        <style:text-properties style:font-name="Raleway" fo:color="#ffb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283cm" text:min-label-width="0.987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7;p12" presentation:style-name="pr1" draw:text-style-name="P2" draw:layer="layout" svg:width="21.589cm" svg:height="5.835cm" svg:x="1.905cm" svg:y="6.517cm" presentation:class="title" presentation:user-transformed="true">
          <draw:text-box>
            <text:p text:style-name="P1"><text:span text:style-name="T1">Fundamentals of Data Analytics </text:span><text:span text:style-name="T2">HW4</text:span><text:span text:style-name="T1"> </text:span></text:p>
          </draw:text-box>
        </draw:frame>
        <draw:g draw:name="Google Shape;58;p12">
          <draw:custom-shape draw:name="Google Shape;59;p12" draw:style-name="gr1" draw:text-style-name="P3" draw:layer="layout" svg:width="2.489cm" svg:height="2.489cm" svg:x="21.846cm" svg:y="1.031cm">
            <text:p text:style-name="P1"/>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60;p12" draw:style-name="gr1" draw:text-style-name="P3" draw:layer="layout" svg:width="0.411cm" svg:height="0.411cm" svg:x="21.997cm" svg:y="2.958cm">
            <text:p text:style-name="P1"/>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61;p12" draw:style-name="gr1" draw:text-style-name="P3" draw:layer="layout" svg:width="0.263cm" svg:height="0.263cm" svg:x="22.316cm" svg:y="3.198cm">
            <text:p text:style-name="P1"/>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62;p12" draw:style-name="gr1" draw:text-style-name="P3" draw:layer="layout" svg:width="0.263cm" svg:height="0.263cm" svg:x="21.905cm" svg:y="2.787cm">
            <text:p text:style-name="P1"/>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presentation:notes draw:style-name="dp2">
          <draw:page-thumbnail draw:name="Google Shape;54;g35f391192_00:notes" draw:style-name="gr2" draw:layer="layout" svg:width="16.933cm" svg:height="9.524cm" svg:x="1.059cm" svg:y="1.905cm" draw:page-number="1" presentation:class="page"/>
          <draw:frame draw:name="Google Shape;55;g35f391192_00:notes" presentation:style-name="pr2" draw:text-style-name="P4" draw:layer="layout" svg:width="15.239cm" svg:height="11.429cm" svg:x="1.905cm" svg:y="12.065cm" presentation:class="notes" presentation:placeholder="true" presentation:user-transformed="true">
            <draw:text-box/>
          </draw:frame>
        </presentation:notes>
      </draw:page>
      <draw:page draw:name="Data Analytics" draw:style-name="dp1" draw:master-page-name="TITLE_5f_AND_5f_TWO_5f_COLUMNS" presentation:presentation-page-layout-name="AL2T3">
        <draw:frame draw:name="Google Shape;67;p13" presentation:style-name="pr3" draw:text-style-name="P5" draw:layer="layout" svg:width="19.072cm" svg:height="1.839cm" svg:x="2.561cm" svg:y="1.842cm" presentation:class="title" presentation:user-transformed="true">
          <draw:text-box>
            <text:p text:style-name="P1"><text:span text:style-name="T3">Data Analytics</text:span></text:p>
          </draw:text-box>
        </draw:frame>
        <draw:frame draw:name="Google Shape;68;p13" presentation:style-name="pr4" draw:text-style-name="P7" draw:layer="layout" svg:width="1.498cm" svg:height="1.536cm" svg:x="23.901cm" svg:y="12.751cm" presentation:class="page-number" presentation:user-transformed="true">
          <draw:text-box>
            <text:p text:style-name="P6"><text:span text:style-name="T4"><text:page-number>1</text:page-number></text:span></text:p>
          </draw:text-box>
        </draw:frame>
        <draw:g draw:name="Google Shape;69;p13">
          <draw:custom-shape draw:name="Google Shape;70;p13" draw:style-name="gr3" draw:text-style-name="P8" draw:layer="layout" svg:width="1.565cm" svg:height="1.919cm" svg:x="22.464cm" svg:y="1.149cm">
            <text:p text:style-name="P1"/>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71;p13" draw:style-name="gr3" draw:text-style-name="P8" draw:layer="layout" svg:width="1.565cm" svg:height="1.919cm" svg:x="22.616cm" svg:y="0.99cm">
            <text:p text:style-name="P1"/>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72;p13" draw:style-name="gr3" draw:text-style-name="P8" draw:layer="layout" svg:width="0.348cm" svg:height="0.348cm" svg:x="23.833cm" svg:y="0.99cm">
            <text:p text:style-name="P1"/>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frame draw:name="Google Shape;73;p13" presentation:style-name="pr5" draw:text-style-name="P12" draw:layer="layout" svg:width="21.291cm" svg:height="8.638cm" svg:x="2.257cm" svg:y="4.112cm" presentation:class="outline" presentation:user-transformed="true">
          <draw:text-box>
            <text:list text:style-name="L4">
              <text:list-item>
                <text:p text:style-name="P9"><text:span text:style-name="T5">Choose a dataset from </text:span><text:span text:style-name="T6">next page</text:span></text:p>
              </text:list-item>
            </text:list>
            <text:list text:style-name="L5">
              <text:list-item>
                <text:p text:style-name="P10"><text:span text:style-name="T7">Analyze the data (statistics. correlation…)</text:span></text:p>
              </text:list-item>
              <text:list-item>
                <text:p text:style-name="P10"><text:span text:style-name="T5">Define a </text:span><text:span text:style-name="T8">reasonable</text:span><text:span text:style-name="T5"> problem</text:span><text:span text:style-name="T7"> (classification. regression. clustering...) and predict the results</text:span></text:p>
              </text:list-item>
              <text:list-item>
                <text:p text:style-name="P10"><text:span text:style-name="T7">Explain how you improved your results </text:span><text:span text:style-name="T5">step-by-step</text:span></text:p>
              </text:list-item>
            </text:list>
            <text:list text:style-name="L6">
              <text:list-item>
                <text:list>
                  <text:list-item>
                    <text:p text:style-name="P10"><text:span text:style-name="T7">Original result -&gt; Reasons -&gt; Your approaches -&gt; Improvement</text:span></text:p>
                  </text:list-item>
                </text:list>
              </text:list-item>
              <text:list-item>
                <text:p text:style-name="P10"><text:span text:style-name="T7">Due: </text:span><text:span text:style-name="T9">5/16 Thu. 9am !!!</text:span></text:p>
              </text:list-item>
            </text:list>
            <text:p text:style-name="P11"><text:span text:style-name="T7"/></text:p>
          </draw:text-box>
        </draw:frame>
        <presentation:notes draw:style-name="dp2">
          <draw:page-thumbnail draw:name="Google Shape;64;g52a2751692_0_13:notes" draw:style-name="gr2" draw:layer="layout" svg:width="16.933cm" svg:height="9.524cm" svg:x="1.059cm" svg:y="1.905cm" draw:page-number="2" presentation:class="page"/>
          <draw:frame draw:name="Google Shape;65;g52a2751692_0_13:notes" presentation:style-name="pr6" draw:text-style-name="P4" draw:layer="layout" svg:width="15.239cm" svg:height="11.429cm" svg:x="1.905cm" svg:y="12.065cm" presentation:class="notes" presentation:placeholder="true" presentation:user-transformed="true">
            <draw:text-box/>
          </draw:frame>
        </presentation:notes>
      </draw:page>
      <draw:page draw:name="Datasets" draw:style-name="dp1" draw:master-page-name="TITLE_5f_AND_5f_TWO_5f_COLUMNS" presentation:presentation-page-layout-name="AL2T3">
        <draw:frame draw:name="Google Shape;78;p14" presentation:style-name="pr3" draw:text-style-name="P5" draw:layer="layout" svg:width="19.072cm" svg:height="1.839cm" svg:x="2.561cm" svg:y="1.842cm" presentation:class="title" presentation:user-transformed="true">
          <draw:text-box>
            <text:p text:style-name="P1"><text:span text:style-name="T3">Datasets</text:span></text:p>
          </draw:text-box>
        </draw:frame>
        <draw:frame draw:name="Google Shape;79;p14" presentation:style-name="pr4" draw:text-style-name="P7" draw:layer="layout" svg:width="1.498cm" svg:height="1.536cm" svg:x="23.901cm" svg:y="12.751cm" presentation:class="page-number" presentation:user-transformed="true">
          <draw:text-box>
            <text:p text:style-name="P6"><text:span text:style-name="T4"><text:page-number>1</text:page-number></text:span></text:p>
          </draw:text-box>
        </draw:frame>
        <draw:g draw:name="Google Shape;80;p14">
          <draw:custom-shape draw:name="Google Shape;81;p14" draw:style-name="gr3" draw:text-style-name="P8" draw:layer="layout" svg:width="1.565cm" svg:height="1.919cm" svg:x="22.464cm" svg:y="1.149cm">
            <text:p text:style-name="P1"/>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82;p14" draw:style-name="gr3" draw:text-style-name="P8" draw:layer="layout" svg:width="1.565cm" svg:height="1.919cm" svg:x="22.616cm" svg:y="0.99cm">
            <text:p text:style-name="P1"/>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83;p14" draw:style-name="gr3" draw:text-style-name="P8" draw:layer="layout" svg:width="0.348cm" svg:height="0.348cm" svg:x="23.833cm" svg:y="0.99cm">
            <text:p text:style-name="P1"/>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frame draw:name="Google Shape;84;p14" presentation:style-name="pr5" draw:text-style-name="P12" draw:layer="layout" svg:width="21.291cm" svg:height="8.638cm" svg:x="2.257cm" svg:y="4.112cm" presentation:class="outline" presentation:user-transformed="true">
          <draw:text-box>
            <text:p text:style-name="P13"><text:span text:style-name="T5">Choose one for your hw4 from below:</text:span></text:p>
            <text:list text:style-name="L5">
              <text:list-item>
                <text:p text:style-name="P11"><text:span text:style-name="T10"><text:a xlink:href="https://archive.ics.uci.edu/ml/datasets/Tarvel+Review+Ratings" xlink:type="simple">Travel Review Ratings </text:a></text:span></text:p>
              </text:list-item>
              <text:list-item>
                <text:p text:style-name="P14"><text:span text:style-name="T10"><text:a xlink:href="https://archive.ics.uci.edu/ml/datasets/Drug+Review+Dataset+%28Drugs.com%29" xlink:type="simple">Drug Review Dataset (Drugs.com) </text:a></text:span></text:p>
              </text:list-item>
              <text:list-item>
                <text:p text:style-name="P14"><text:span text:style-name="T10"><text:a xlink:href="https://archive.ics.uci.edu/ml/datasets/Electrical+Grid+Stability+Simulated+Data+" xlink:type="simple">Electrical Grid Stability Simulated</text:a></text:span></text:p>
              </text:list-item>
              <text:list-item>
                <text:p text:style-name="P14"><text:span text:style-name="T10"><text:a xlink:href="https://archive.ics.uci.edu/ml/datasets/Dota2+Games+Results" xlink:type="simple">Dota2 Games Results </text:a></text:span></text:p>
              </text:list-item>
              <text:list-item>
                <text:p text:style-name="P14"><text:span text:style-name="T10"><text:a xlink:href="https://archive.ics.uci.edu/ml/datasets/Online+Shoppers+Purchasing+Intention+Dataset" xlink:type="simple">Online Shoppers Purchasing Intention Dataset</text:a></text:span></text:p>
              </text:list-item>
            </text:list>
          </draw:text-box>
        </draw:frame>
        <presentation:notes draw:style-name="dp2">
          <draw:page-thumbnail draw:name="Google Shape;75;g59144da804_0_0:notes" draw:style-name="gr2" draw:layer="layout" svg:width="16.933cm" svg:height="9.524cm" svg:x="1.059cm" svg:y="1.905cm" draw:page-number="3" presentation:class="page"/>
          <draw:frame draw:name="Google Shape;76;g59144da804_0_0:notes" presentation:style-name="pr7" draw:text-style-name="P4" draw:layer="layout" svg:width="15.239cm" svg:height="11.429cm" svg:x="1.905cm" svg:y="12.065cm" presentation:class="notes" presentation:placeholder="true" presentation:user-transformed="true">
            <draw:text-box/>
          </draw:frame>
        </presentation:notes>
      </draw:page>
      <draw:page draw:name="Requirement" draw:style-name="dp1" draw:master-page-name="TITLE_5f_AND_5f_BODY" presentation:presentation-page-layout-name="AL3T1">
        <draw:frame draw:name="Google Shape;89;p15" presentation:style-name="pr8" draw:text-style-name="P12" draw:layer="layout" svg:width="19.072cm" svg:height="8.663cm" svg:x="2.561cm" svg:y="4.086cm" presentation:class="outline" presentation:user-transformed="true">
          <draw:text-box>
            <text:list text:style-name="L9">
              <text:list-item>
                <text:p text:style-name="P9"><text:span text:style-name="T11">You should use </text:span><text:span text:style-name="T12">jupyter / ipython notebook</text:span><text:span text:style-name="T11"> to implement this homework.</text:span></text:p>
              </text:list-item>
              <text:list-item>
                <text:p text:style-name="P10"><text:span text:style-name="T11">Please upload your</text:span><text:span text:style-name="T12"> code </text:span><text:span text:style-name="T11">and </text:span><text:span text:style-name="T12">report</text:span><text:span text:style-name="T11"> to your github.</text:span></text:p>
              </text:list-item>
              <text:list-item>
                <text:p text:style-name="P10"><text:span text:style-name="T11">You should explain the </text:span><text:span text:style-name="T12">details</text:span><text:span text:style-name="T11"> of analysis. (data preprocessing. improvements...)</text:span></text:p>
              </text:list-item>
            </text:list>
            <text:list text:style-name="L10">
              <text:list-item>
                <text:p text:style-name="P10"><text:span text:style-name="T12">Plagiarism is forbidden</text:span></text:p>
              </text:list-item>
            </text:list>
            <text:p text:style-name="P11"><text:span text:style-name="T11"/></text:p>
            <text:p text:style-name="P13"><text:span text:style-name="T11"/></text:p>
            <text:p text:style-name="P13"><text:span text:style-name="T11"/></text:p>
            <text:p text:style-name="P11"><text:span text:style-name="T11"/></text:p>
          </draw:text-box>
        </draw:frame>
        <draw:frame draw:name="Google Shape;90;p15" presentation:style-name="pr9" draw:text-style-name="P7" draw:layer="layout" svg:width="1.498cm" svg:height="1.536cm" svg:x="23.901cm" svg:y="12.751cm" presentation:class="page-number" presentation:user-transformed="true">
          <draw:text-box>
            <text:p text:style-name="P6"><text:span text:style-name="T4"><text:page-number>1</text:page-number></text:span></text:p>
          </draw:text-box>
        </draw:frame>
        <draw:g draw:name="Google Shape;91;p15">
          <draw:custom-shape draw:name="Google Shape;92;p15" draw:style-name="gr3" draw:text-style-name="P8" draw:layer="layout" svg:width="0.596cm" svg:height="0.131cm" svg:x="23.006cm" svg:y="2.694cm">
            <text:p text:style-name="P1"/>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93;p15" draw:style-name="gr3" draw:text-style-name="P8" draw:layer="layout" svg:width="0.596cm" svg:height="0.131cm" svg:x="23.006cm" svg:y="2.492cm">
            <text:p text:style-name="P1"/>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94;p15" draw:style-name="gr3" draw:text-style-name="P8" draw:layer="layout" svg:width="0.596cm" svg:height="0.173cm" svg:x="23.006cm" svg:y="2.897cm">
            <text:p text:style-name="P1"/>
            <draw:enhanced-geometry draw:mirror-horizontal="false" draw:mirror-vertical="false" drawooo:sub-view-size="4104 1197" draw:text-areas="0 0 ?f0 ?f1" svg:viewBox="0 0 0 0" draw:type="ooxml-non-primitive" draw:enhanced-path="M 1 0 L 1 171 25 318 98 464 196 586 343 660 1881 1172 2052 1197 2223 1172 3762 660 3908 586 4006 464 4079 318 4104 171 4104 0 Z N">
              <draw:equation draw:name="f0" draw:formula="logwidth"/>
              <draw:equation draw:name="f1" draw:formula="logheight"/>
            </draw:enhanced-geometry>
          </draw:custom-shape>
          <draw:custom-shape draw:name="Google Shape;95;p15" draw:style-name="gr3" draw:text-style-name="P8" draw:layer="layout" svg:width="0.553cm" svg:height="0.933cm" svg:x="23.027cm" svg:y="1.487cm">
            <text:p text:style-name="P1"/>
            <draw:enhanced-geometry draw:mirror-horizontal="false" draw:mirror-vertical="false" drawooo:sub-view-size="3811 6424" draw:text-areas="0 0 ?f0 ?f1" svg:viewBox="0 0 0 0" draw:type="ooxml-non-primitive" draw:enhanced-path="M 1905 0 L 928 831 855 879 782 904 684 879 611 831 0 318 1319 6423 2491 6423 3810 318 3200 831 3126 879 3029 904 2955 879 2882 831 1905 0 Z N">
              <draw:equation draw:name="f0" draw:formula="logwidth"/>
              <draw:equation draw:name="f1" draw:formula="logheight"/>
            </draw:enhanced-geometry>
          </draw:custom-shape>
          <draw:custom-shape draw:name="Google Shape;96;p15" draw:style-name="gr3" draw:text-style-name="P8" draw:layer="layout" svg:width="1.498cm" svg:height="1.793cm" svg:x="22.555cm" svg:y="0.628cm">
            <text:p text:style-name="P1"/>
            <draw:enhanced-geometry draw:mirror-horizontal="false" draw:mirror-vertical="false" drawooo:sub-view-size="10308 12335" draw:text-areas="0 0 ?f0 ?f1" svg:viewBox="0 0 0 0"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equation draw:name="f0" draw:formula="logwidth"/>
              <draw:equation draw:name="f1" draw:formula="logheight"/>
            </draw:enhanced-geometry>
          </draw:custom-shape>
        </draw:g>
        <draw:frame draw:name="Google Shape;97;p15" presentation:style-name="pr10" draw:text-style-name="P5" draw:layer="layout" svg:width="19.072cm" svg:height="1.839cm" svg:x="2.561cm" svg:y="1.842cm" presentation:class="title" presentation:user-transformed="true">
          <draw:text-box>
            <text:p text:style-name="P14"><text:span text:style-name="T3">Requirement</text:span></text:p>
          </draw:text-box>
        </draw:frame>
        <presentation:notes draw:style-name="dp2">
          <draw:page-thumbnail draw:name="Google Shape;86;p:notes" draw:style-name="gr2" draw:layer="layout" svg:width="16.933cm" svg:height="9.524cm" svg:x="1.059cm" svg:y="1.905cm" draw:page-number="4" presentation:class="page"/>
          <draw:frame draw:name="Google Shape;87;p:notes" presentation:style-name="pr11"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aleway" svg:font-family="Raleway"/>
    <style:font-face style:name="Raleway ExtraBold" svg:font-family="'Raleway ExtraBold'"/>
    <style:font-face style:name="Raleway Light" svg:font-family="'Raleway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b6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b6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ed_20__28_var_29__20_4" svg:stroke-width="0.053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dash" draw:stroke-dash="Dashed_20__28_var_29__20_4" svg:stroke-width="0.053cm" svg:stroke-color="#ffb6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ffb600" style:text-line-through-style="none" style:text-line-through-type="none" style:text-position="0% 100%" style:font-name="Raleway ExtraBold" fo:font-size="13pt" fo:letter-spacing="normal" fo:font-style="normal" style:text-underline-style="none" fo:font-weight="normal" style:font-name-asian="Raleway ExtraBold" style:font-size-asian="13pt" style:font-style-asian="normal" style:font-weight-asian="normal" style:font-name-complex="Raleway ExtraBold"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10;p2" draw:style-name="Mgr3" draw:text-style-name="MP5"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draw:name="Google Shape;11;p2" presentation:style-name="TITLE-title" draw:layer="backgroundobjects" svg:width="21.589cm" svg:height="3.221cm" svg:x="1.905cm" svg:y="9.131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2">
      <draw:custom-shape draw:name="Google Shape;27;p6" draw:style-name="Mgr4" draw:text-style-name="MP5"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draw:name="Google Shape;28;p6" presentation:style-name="TITLE_5f_AND_5f_TWO_5f_COLUMNS-title" draw:layer="backgroundobjects" svg:width="19.072cm" svg:height="2.381cm" svg:x="2.561cm" svg:y="2.477cm" presentation:class="title" presentation:placeholder="true" presentation:user-transformed="true">
        <draw:text-box/>
      </draw:frame>
      <draw:frame draw:name="Google Shape;29;p6" presentation:style-name="TITLE_5f_AND_5f_TWO_5f_COLUMNS-outline1" draw:layer="backgroundobjects" svg:width="9.842cm" svg:height="8.409cm" svg:x="2.561cm" svg:y="5.243cm" presentation:class="outline" presentation:placeholder="true" presentation:user-transformed="true">
        <draw:text-box/>
      </draw:frame>
      <draw:frame draw:name="Google Shape;30;p6" presentation:style-name="TITLE_5f_AND_5f_TWO_5f_COLUMNS-outline1" draw:layer="backgroundobjects" svg:width="9.842cm" svg:height="8.409cm" svg:x="12.996cm" svg:y="5.243cm" presentation:class="outline" presentation:placeholder="true" presentation:user-transformed="true">
        <draw:text-box/>
      </draw:frame>
      <draw:frame draw:name="Google Shape;31;p6" presentation:style-name="Mpr3" draw:text-style-name="MP7" draw:layer="backgroundobjects" svg:width="1.498cm" svg:height="1.536cm" svg:x="23.901cm" svg:y="12.751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2">
      <draw:custom-shape draw:name="Google Shape;22;p5" draw:style-name="Mgr4" draw:text-style-name="MP5"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draw:name="Google Shape;23;p5" presentation:style-name="TITLE_5f_AND_5f_BODY-title" draw:layer="backgroundobjects" svg:width="19.072cm" svg:height="2.381cm" svg:x="2.561cm" svg:y="2.477cm" presentation:class="title" presentation:placeholder="true" presentation:user-transformed="true">
        <draw:text-box/>
      </draw:frame>
      <draw:frame draw:name="Google Shape;24;p5" presentation:style-name="TITLE_5f_AND_5f_BODY-outline1" draw:layer="backgroundobjects" svg:width="19.072cm" svg:height="6.572cm" svg:x="2.561cm" svg:y="5.239cm" presentation:class="outline" presentation:placeholder="true" presentation:user-transformed="true">
        <draw:text-box/>
      </draw:frame>
      <draw:frame draw:name="Google Shape;25;p5" presentation:style-name="Mpr6" draw:text-style-name="MP7" draw:layer="backgroundobjects" svg:width="1.498cm" svg:height="1.536cm" svg:x="23.901cm" svg:y="12.751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7"/>
    <meta:generator>LibreOfficeDev/6.0.5.2$Linux_X86_64 LibreOffice_project/</meta:generator>
  </office:meta>
</office:document-meta>
</file>